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
Saotome's 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“passed the map to
quite the lively young girl”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
been 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ve made it out, safe and sound!!</text:p>
          </table:table-cell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t doesn't seem like anyone's lying in wait
to ambush us, thank goodness.</text:p>
          </table:table-cell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scaped their clutches, for now.</text:p>
          </table:table-cell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 office:value-type="string">
            <text:p>They might be preparing to launch a
surprise attack at any moment, however.</text:p>
          </table:table-cell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ere'd that girl who saved us
just now go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ee her either, now that you mention
it...</text:p>
          </table:table-cell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to admit that I'm curious too, but
there's no point in standing here thinking
about it.</text:p>
          </table:table-cell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 office:value-type="string">
            <text:p>Just as we originally planned, we should
head to the castle and report our victory
over the second Hellish King.</text:p>
          </table:table-cell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Tally-h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7T18:32:59+01:00</meta:creation-date>
    <dc:date>2020-01-17T18:3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